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odore Church</text:p>
      <text:p text:style-name="Standard">G01127117</text:p>
      <text:p text:style-name="Standard">Name Registered: Who</text:p>
      <text:p text:style-name="Standard">Rankings / Scores:</text:p>
      <text:p text:style-name="Standard">Iris: 115, 0.76</text:p>
      <text:p text:style-name="Standard">Image: 393, 0.28</text:p>
      <text:p text:style-name="Standard">I only tested K=3 for iris and K=10 for image because of how late I am to starting and turning in this project. My GPU died and I lost all my original work and had to start over. No evaluation has been done on other K values nor do I have any interest in researching them. I don't really have 3 – 4 pages worth of evaluation so I'm not going to waste your time trying to fit this to that length. </text:p>
      <text:p text:style-name="Standard">Preprocessing:</text:p>
      <text:p text:style-name="Standard">For preprocessing I ran a standard deviation test on the normalized data sets and found for iris that all except 2 entries were within 2 standard deviations and all entries were within 3. When I attempted to do this for the Image data set I was getting a much larger portion of the data but I decided against removing anything because of the way the image data is set up. I wasn't using a sparse matrix for this and because of that and the vast amount of 0s the actual averages are very skewed. I couldn't really think of how to implement this with a sparse matrix and I was already way behind schedule so I moved on.</text:p>
      <text:p text:style-name="Standard">Initial cluster pick:</text:p>
      <text:p text:style-name="Standard">Picked a random 3/10 entries based on a random seed and then clustered based off that. After the first entry was picked I found the farthest entry from that. Then I took their average for the next entry and so on. <text:s/>Without reclustering my first iris accuracy was in the low 60s and my first image accuracy was 22. </text:p>
      <text:p text:style-name="Standard">Reclustering:</text:p>
      <text:p text:style-name="Standard">I picked new centroids by averaging the clusters and then finding the closest point to that average and using it as the new centroid. After this the program reclustered. The iris would usually pick new centroids and then recluster about 5 times before it stopped but the image data would never stop. I ran it for 30 minutes twice and it never stopped both times reaching over 2500 iterations. Upon closer inspection I found that I was also getting an inconsistent amount of entries on my answer sheet but at this point it's far too late and I'm far too burned out on this project to even attempt to figure out why this was happening. When I resubmitted more attempts the best I had was shown at the top of this report. I don't think i'm picking the initial centroids correctly, and I don't really think I'm reclustering correctly either. I'm probably also missing some optimizations with preprocessing. Overall I'm thankful for any points I can get. I didn't ask for help this week as I didn't think it would be worth the time of the TA or Professor Lin to be taken away from people who are at the correct place in class to revisit my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eodore Church</meta:initial-creator>
    <meta:creation-date>2021-04-17T17:06:11</meta:creation-date>
    <dc:date>2021-04-17T17:25:01</dc:date>
    <dc:creator>Theodore Church</dc:creator>
    <meta:editing-duration>PT2M39S</meta:editing-duration>
    <meta:editing-cycles>2</meta:editing-cycles>
    <meta:generator>OpenOffice/4.1.9$Unix OpenOffice.org_project/419m1$Build-9805</meta:generator>
    <meta:document-statistic meta:table-count="0" meta:image-count="0" meta:object-count="0" meta:page-count="1" meta:paragraph-count="13" meta:word-count="487" meta:character-count="2608"/>
  </office:meta>
</office:document-meta>
</file>